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68cm" table:align="left"/>
    </style:style>
    <style:style style:name="Table1.A" style:family="table-column">
      <style:table-column-properties style:column-width="1.928cm"/>
    </style:style>
    <style:style style:name="Table1.B" style:family="table-column">
      <style:table-column-properties style:column-width="4.4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841cm" table:align="left"/>
    </style:style>
    <style:style style:name="Table2.A" style:family="table-column">
      <style:table-column-properties style:column-width="5.002cm"/>
    </style:style>
    <style:style style:name="Table2.B" style:family="table-column">
      <style:table-column-properties style:column-width="7.83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886cm" table:align="left"/>
    </style:style>
    <style:style style:name="Table3.A" style:family="table-column">
      <style:table-column-properties style:column-width="1.194cm"/>
    </style:style>
    <style:style style:name="Table3.B" style:family="table-column">
      <style:table-column-properties style:column-width="7.69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264cm" table:align="left"/>
    </style:style>
    <style:style style:name="Table4.A" style:family="table-column">
      <style:table-column-properties style:column-width="2.23cm"/>
    </style:style>
    <style:style style:name="Table4.B" style:family="table-column">
      <style:table-column-properties style:column-width="11.03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.607cm" table:align="left"/>
    </style:style>
    <style:style style:name="Table5.A" style:family="table-column">
      <style:table-column-properties style:column-width="1.335cm"/>
    </style:style>
    <style:style style:name="Table5.B" style:family="table-column">
      <style:table-column-properties style:column-width="0.272cm"/>
    </style:style>
    <style:style style:name="Table5.A1" style:family="table-cell">
      <style:table-cell-properties style:vertical-align="middle" fo:padding="0.049cm" fo:border="none"/>
    </style:style>
    <style:style style:name="Table5.B6" style:family="table-cell">
      <style:table-cell-properties fo:padding="0.049cm" fo:border="none"/>
    </style:style>
    <style:style style:name="Table6" style:family="table">
      <style:table-properties style:width="1.637cm" table:align="left"/>
    </style:style>
    <style:style style:name="Table6.A" style:family="table-column">
      <style:table-column-properties style:column-width="1.365cm"/>
    </style:style>
    <style:style style:name="Table6.B" style:family="table-column">
      <style:table-column-properties style:column-width="0.27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8.423cm" table:align="left"/>
    </style:style>
    <style:style style:name="Table7.A" style:family="table-column">
      <style:table-column-properties style:column-width="3.561cm"/>
    </style:style>
    <style:style style:name="Table7.B" style:family="table-column">
      <style:table-column-properties style:column-width="4.86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3.593cm" table:align="left"/>
    </style:style>
    <style:style style:name="Table8.A" style:family="table-column">
      <style:table-column-properties style:column-width="1.803cm"/>
    </style:style>
    <style:style style:name="Table8.B" style:family="table-column">
      <style:table-column-properties style:column-width="11.79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4.769cm" table:align="left"/>
    </style:style>
    <style:style style:name="Table9.A" style:family="table-column">
      <style:table-column-properties style:column-width="1.637cm"/>
    </style:style>
    <style:style style:name="Table9.B" style:family="table-column">
      <style:table-column-properties style:column-width="13.132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font-weight="bold" officeooo:rsid="001189ce" officeooo:paragraph-rsid="001189ce"/>
    </style:style>
    <style:style style:name="P2" style:family="paragraph" style:parent-style-name="Standard">
      <style:text-properties officeooo:rsid="000fdc16" officeooo:paragraph-rsid="000fdc16"/>
    </style:style>
    <style:style style:name="P3" style:family="paragraph" style:parent-style-name="Standard">
      <style:text-properties officeooo:rsid="001189ce" officeooo:paragraph-rsid="001189ce"/>
    </style:style>
    <style:style style:name="P4" style:family="paragraph" style:parent-style-name="Standard">
      <style:text-properties officeooo:paragraph-rsid="0018044b"/>
    </style:style>
    <style:style style:name="P5" style:family="paragraph" style:parent-style-name="Table_20_Contents">
      <style:text-properties fo:font-style="italic"/>
    </style:style>
    <style:style style:name="P6" style:family="paragraph" style:parent-style-name="Table_20_Contents">
      <style:text-properties fo:font-style="italic" fo:font-weight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text-properties fo:font-size="8pt" style:font-size-asian="2pt" style:font-size-complex="2pt"/>
    </style:style>
    <style:style style:name="P9" style:family="paragraph" style:parent-style-name="Table_20_Contents">
      <style:text-properties fo:font-size="8pt" officeooo:rsid="002207d8" officeooo:paragraph-rsid="002207d8" style:font-size-asian="2pt" style:font-size-complex="2pt"/>
    </style:style>
    <style:style style:name="P10" style:family="paragraph" style:parent-style-name="Table_20_Contents">
      <style:text-properties fo:font-size="18pt" fo:font-style="italic" fo:font-weight="bold" officeooo:rsid="002207d8" officeooo:paragraph-rsid="002207d8" style:font-size-asian="2pt" style:font-size-complex="2pt"/>
    </style:style>
    <style:style style:name="P11" style:family="paragraph" style:parent-style-name="Text_20_body">
      <style:text-properties officeooo:rsid="0012d725" officeooo:paragraph-rsid="0012d725"/>
    </style:style>
    <style:style style:name="P12" style:family="paragraph" style:parent-style-name="Text_20_body">
      <style:text-properties officeooo:rsid="001189ce" officeooo:paragraph-rsid="0012d725"/>
    </style:style>
    <style:style style:name="P13" style:family="paragraph" style:parent-style-name="Text_20_body">
      <style:text-properties fo:font-weight="bold"/>
    </style:style>
    <style:style style:name="P14" style:family="paragraph" style:parent-style-name="Text_20_body">
      <style:text-properties fo:font-style="italic"/>
    </style:style>
    <style:style style:name="P15" style:family="paragraph" style:parent-style-name="Text_20_body">
      <style:text-properties fo:font-style="italic" fo:font-weight="bold"/>
    </style:style>
    <style:style style:name="P16" style:family="paragraph" style:parent-style-name="Text_20_body">
      <style:text-properties fo:font-style="italic" fo:font-weight="bold" officeooo:rsid="001189ce" officeooo:paragraph-rsid="001189ce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left="0cm" fo:margin-right="0cm" fo:text-indent="1cm" style:auto-text-indent="false"/>
    </style:style>
    <style:style style:name="P20" style:family="paragraph" style:parent-style-name="Text_20_body">
      <style:paragraph-properties fo:margin-left="0cm" fo:margin-right="0cm" fo:text-indent="0.499cm" style:auto-text-indent="false"/>
    </style:style>
    <style:style style:name="P21" style:family="paragraph" style:parent-style-name="Text_20_body">
      <style:paragraph-properties fo:margin-left="0cm" fo:margin-right="0cm" fo:text-indent="0.499cm" style:auto-text-indent="false"/>
      <style:text-properties fo:font-style="italic"/>
    </style:style>
    <style:style style:name="P22" style:family="paragraph" style:parent-style-name="Text_20_body">
      <style:paragraph-properties fo:margin-left="0cm" fo:margin-right="0cm" fo:text-indent="0.499cm" style:auto-text-indent="false"/>
      <style:text-properties fo:font-style="italic" fo:font-weight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1b22a6" officeooo:paragraph-rsid="001b22a6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style="italic" fo:font-weight="bold" officeooo:rsid="001b22a6" officeooo:paragraph-rsid="001b22a6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style="italic" fo:font-weight="bold" officeooo:rsid="002207d8" officeooo:paragraph-rsid="002207d8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2207d8" officeooo:paragraph-rsid="002207d8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1b22a6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font-weight="bold" officeooo:rsid="001b22a6" officeooo:paragraph-rsid="001b22a6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2207d8" officeooo:paragraph-rsid="002207d8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2207d8"/>
    </style:style>
    <style:style style:name="P31" style:family="paragraph" style:parent-style-name="Text_20_body">
      <style:paragraph-properties fo:margin-left="0cm" fo:margin-right="0cm" fo:text-align="end" style:justify-single-word="false" fo:text-indent="0cm" style:auto-text-indent="false" fo:break-before="page"/>
      <style:text-properties fo:font-style="italic" fo:font-weight="bold" officeooo:rsid="001b22a6" officeooo:paragraph-rsid="001b22a6"/>
    </style:style>
    <style:style style:name="P32" style:family="paragraph" style:parent-style-name="Text_20_body">
      <style:paragraph-properties fo:margin-left="0cm" fo:margin-right="0cm" fo:text-indent="0cm" style:auto-text-indent="false" fo:break-before="page"/>
      <style:text-properties officeooo:rsid="002207d8" officeooo:paragraph-rsid="002207d8"/>
    </style:style>
    <style:style style:name="P33" style:family="paragraph" style:parent-style-name="Text_20_body">
      <style:paragraph-properties fo:margin-left="0cm" fo:margin-right="0cm" fo:text-indent="0cm" style:auto-text-indent="false" fo:break-before="page"/>
      <style:text-properties fo:font-style="normal" fo:font-weight="normal" officeooo:rsid="002207d8" officeooo:paragraph-rsid="002207d8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 fo:break-before="page"/>
      <style:text-properties fo:font-style="normal" fo:font-weight="bold" officeooo:rsid="002207d8" officeooo:paragraph-rsid="002207d8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break-before="pag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normal" style:font-style-complex="normal"/>
    </style:style>
    <style:style style:name="T4" style:family="text">
      <style:text-properties fo:font-style="italic" style:font-weight-asian="bold" style:font-weight-complex="bold"/>
    </style:style>
    <style:style style:name="T5" style:family="text">
      <style:text-properties fo:font-style="italic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/>
    </style:style>
    <style:style style:name="T8" style:family="text">
      <style:text-properties officeooo:rsid="0018044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b22a6" style:font-style-asian="normal" style:font-style-complex="normal"/>
    </style:style>
    <style:style style:name="T11" style:family="text">
      <style:text-properties fo:font-style="normal" officeooo:rsid="001ff043" style:font-style-asian="normal" style:font-style-complex="normal"/>
    </style:style>
    <style:style style:name="T12" style:family="text">
      <style:text-properties fo:font-style="normal" officeooo:rsid="00216b24" style:font-style-asian="normal" style:font-style-complex="normal"/>
    </style:style>
    <style:style style:name="T13" style:family="text">
      <style:text-properties fo:font-style="normal" officeooo:rsid="002207d8" style:font-style-asian="normal" style:font-style-complex="normal"/>
    </style:style>
    <style:style style:name="T14" style:family="text">
      <style:text-properties fo:font-style="normal" fo:font-weight="bold" style:font-style-asian="normal" style:font-style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nten</text:p>
      <text:p text:style-name="P2"/>
      <text:h text:style-name="P1" text:outline-level="3">Noun</text:h>
      <text:p text:style-name="P19">Cara paling sederhana untuk menjelaskan Noun / <text:span text:style-name="T2">kata benda</text:span> yakni <text:span text:style-name="T2">sesuatu yang dapat kita sentuh</text:span>. Ini tidak sepenuhnya akurat, (<text:span text:style-name="T7">Lihat: </text:span><text:a xlink:type="simple" xlink:href="../pages/noun.html#" text:style-name="Internet_20_link" text:visited-style-name="Visited_20_Internet_20_Link"><text:span text:style-name="T2">Abstract noun</text:span></text:a><text:span text:style-name="T7"> </text:span>). tapi cukup untuk memulai</text:p>
      <text:p text:style-name="Text_20_body">Satu hal yang paling penting yakni Noun dibagi <text:span text:style-name="T2">2 kategori</text:span> yakni <text:span text:style-name="T2">countable</text:span> &amp; <text:span text:style-name="T2">uncountable</text:span></text:p>
      <text:p text:style-name="Text_20_body">Pada praktiknya, terdapat beberapa kategori penggunaan Noun</text:p>
      <text:p text:style-name="P11">1. Common Noun</text:p>
      <text:p text:style-name="P11">Common Noun / <text:span text:style-name="T2">Kata benda umum</text:span> merupakan hal-hal yang <text:span text:style-name="T2">bersifat umum</text:span> . kita bisa kategorikan mereka…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Orang</text:p>
          </table:table-cell>
          <table:table-cell table:style-name="Table1.A1" office:value-type="string">
            <text:p text:style-name="P5">man, woman, child</text:p>
          </table:table-cell>
        </table:table-row>
        <table:table-row>
          <table:table-cell table:style-name="Table1.A1" office:value-type="string">
            <text:p text:style-name="Table_20_Contents">Benda</text:p>
          </table:table-cell>
          <table:table-cell table:style-name="Table1.A1" office:value-type="string">
            <text:p text:style-name="P5">pencil, car, cup</text:p>
          </table:table-cell>
        </table:table-row>
        <table:table-row>
          <table:table-cell table:style-name="Table1.A1" office:value-type="string">
            <text:p text:style-name="Table_20_Contents">Bangunan</text:p>
          </table:table-cell>
          <table:table-cell table:style-name="Table1.A1" office:value-type="string">
            <text:p text:style-name="P5">hospital, school, mall</text:p>
          </table:table-cell>
        </table:table-row>
        <table:table-row>
          <table:table-cell table:style-name="Table1.A1" office:value-type="string">
            <text:p text:style-name="Table_20_Contents">Hewan</text:p>
          </table:table-cell>
          <table:table-cell table:style-name="Table1.A1" office:value-type="string">
            <text:p text:style-name="P5">cat, dog, monkey</text:p>
          </table:table-cell>
        </table:table-row>
        <table:table-row>
          <table:table-cell table:style-name="Table1.A1" office:value-type="string">
            <text:p text:style-name="Table_20_Contents">Tempat</text:p>
          </table:table-cell>
          <table:table-cell table:style-name="Table1.A1" office:value-type="string">
            <text:p text:style-name="P5">river, mountain, volcano</text:p>
          </table:table-cell>
        </table:table-row>
      </table:table>
      <text:p text:style-name="P3"/>
      <text:p text:style-name="P16">2. Proper Noun</text:p>
      <text:p text:style-name="P20">Proper noun / <text:span text:style-name="T2">kata benda yang lebih spesifik</text:span> adalah nama dari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Nama Orang</text:p>
          </table:table-cell>
          <table:table-cell table:style-name="Table2.A1" office:value-type="string">
            <text:p text:style-name="P5">Musdalifah, Ode, Galang</text:p>
          </table:table-cell>
        </table:table-row>
        <table:table-row>
          <table:table-cell table:style-name="Table2.A1" office:value-type="string">
            <text:p text:style-name="Table_20_Contents">Negara</text:p>
          </table:table-cell>
          <table:table-cell table:style-name="Table2.A1" office:value-type="string">
            <text:p text:style-name="P5">Malaysia, Belgia, Indonesia</text:p>
          </table:table-cell>
        </table:table-row>
        <table:table-row>
          <table:table-cell table:style-name="Table2.A1" office:value-type="string">
            <text:p text:style-name="Table_20_Contents">Kota dan daerah</text:p>
          </table:table-cell>
          <table:table-cell table:style-name="Table2.A1" office:value-type="string">
            <text:p text:style-name="P5">Makassar, Parangtambung, Patun Makateks</text:p>
          </table:table-cell>
        </table:table-row>
        <table:table-row>
          <table:table-cell table:style-name="Table2.A1" office:value-type="string">
            <text:p text:style-name="Table_20_Contents">Jalan</text:p>
          </table:table-cell>
          <table:table-cell table:style-name="Table2.A1" office:value-type="string">
            <text:p text:style-name="Table_20_Contents">Jalan Dg Tata, Jalan Malengkeri</text:p>
          </table:table-cell>
        </table:table-row>
        <table:table-row>
          <table:table-cell table:style-name="Table2.A1" office:value-type="string">
            <text:p text:style-name="Table_20_Contents">Produk dan merek</text:p>
          </table:table-cell>
          <table:table-cell table:style-name="Table2.A1" office:value-type="string">
            <text:p text:style-name="P5">Lenovo Thinkpad, Asus ROG, Lining, Nike</text:p>
          </table:table-cell>
        </table:table-row>
        <table:table-row>
          <table:table-cell table:style-name="Table2.A1" office:value-type="string">
            <text:p text:style-name="Table_20_Contents">Restoran dan tempat belanja</text:p>
          </table:table-cell>
          <table:table-cell table:style-name="Table2.A1" office:value-type="string">
            <text:p text:style-name="P5">Warunk Upnormal, Daun Coffe</text:p>
          </table:table-cell>
        </table:table-row>
        <table:table-row>
          <table:table-cell table:style-name="Table2.A1" office:value-type="string">
            <text:p text:style-name="Table_20_Contents">Bangunan dan Landmarks</text:p>
          </table:table-cell>
          <table:table-cell table:style-name="Table2.A1" office:value-type="string">
            <text:p text:style-name="Table_20_Contents">Tiara Bangsa School, Monas</text:p>
          </table:table-cell>
        </table:table-row>
        <table:table-row>
          <table:table-cell table:style-name="Table2.A1" office:value-type="string">
            <text:p text:style-name="Table_20_Contents">Pekerjaan spesific</text:p>
          </table:table-cell>
          <table:table-cell table:style-name="Table2.A1" office:value-type="string">
            <text:p text:style-name="Table_20_Contents">Cheif Executive Officer</text:p>
          </table:table-cell>
        </table:table-row>
        <table:table-row>
          <table:table-cell table:style-name="Table2.A1" office:value-type="string">
            <text:p text:style-name="Table_20_Contents">Judul film dan buku</text:p>
          </table:table-cell>
          <table:table-cell table:style-name="Table2.A1" office:value-type="string">
            <text:p text:style-name="Table_20_Contents">Spiderman 3, Harry Potter, Comic 8</text:p>
          </table:table-cell>
        </table:table-row>
      </table:table>
      <text:p text:style-name="P3"/>
      <text:p text:style-name="P4"><text:span text:style-name="T2">3. Abstract Noun</text:span></text:p>
      <text:p text:style-name="P20"><text:span text:style-name="T7">Abstract noun</text:span> adalah <text:span text:style-name="T2">konsep dan ide</text:span>, misalkan seperti <text:span text:style-name="T1">kebahagiaan, politik dan kebebasan</text:span> </text:p>
      <text:p text:style-name="Text_20_body">Berikut beberapa contoh kalimat <text:span text:style-name="T1">Abstract Noun</text:span></text:p>
      <text:p text:style-name="P20">Many research show that <text:span text:style-name="T2">Happiness</text:span> will improve our life quality</text:p>
      <text:p text:style-name="P20">I love to study about <text:span text:style-name="T2">Corruption</text:span> &amp; <text:span text:style-name="T2">Inequality</text:span><text:span text:style-name="T1"> </text:span></text:p>
      <text:p text:style-name="P20"><text:span text:style-name="T1"/></text:p>
      <text:p text:style-name="P24">4. Plural Noun</text:p>
      <text:p text:style-name="P21"><text:soft-page-break/>Plural noun adalah <text:span text:style-name="T7">kata benda yang jamak.</text:span></text:p>
      <text:p text:style-name="P14">kita biasanya menambahkan <text:span text:style-name="T7">-s</text:span> untuk membuat kata benda menjadi jamak.</text:p>
      <text:p text:style-name="P21">Two <text:span text:style-name="T7">supervisors</text:span> gave advice</text:p>
      <text:p text:style-name="P14">Ketika kata bendanya berakhiran dengan <text:span text:style-name="T7">-s, -sh, -ch, -x</text:span> kita menambahkan <text:span text:style-name="T7">-es</text:span> </text:p>
      <text:p text:style-name="P21">My research <text:span text:style-name="T7">classes</text:span> will be held on Sunday</text:p>
      <text:p text:style-name="P14">Ketika kata bendanya berakhiran dengan <text:span text:style-name="T7">huruf vokal</text:span> dan <text:span text:style-name="T7">-y</text:span>, kita menambahkan <text:span text:style-name="T7">-s</text:span> </text:p>
      <text:p text:style-name="P21">Lenovo always donate <text:span text:style-name="T7">moneys</text:span> for programming development</text:p>
      <text:p text:style-name="P21">Amelia &amp; Riska are 2 <text:span text:style-name="T7">ladies</text:span> on public &amp; relation division</text:p>
      <text:p text:style-name="P27"><text:span text:style-name="T10">4. </text:span><text:span text:style-name="T14">lural Noun</text:span></text:p>
      <text:p text:style-name="P21">Plural noun adalah <text:span text:style-name="T7">kata benda yang jamak.</text:span></text:p>
      <text:p text:style-name="P14">kita biasanya menambahkan <text:span text:style-name="T7">-s</text:span> untuk membuat kata benda menjadi jamak.</text:p>
      <text:p text:style-name="P21">Two <text:span text:style-name="T7">supervisors</text:span> gave advice</text:p>
      <text:p text:style-name="P14">Ketika kata bendanya berakhiran dengan <text:span text:style-name="T7">-s, -sh, -ch, -x</text:span> kita menambahkan <text:span text:style-name="T7">-es</text:span> </text:p>
      <text:p text:style-name="P21">My research <text:span text:style-name="T7">classes</text:span> will be held on Sunday</text:p>
      <text:p text:style-name="P14">Ketika kata bendanya berakhiran dengan <text:span text:style-name="T7">huruf vokal</text:span> dan <text:span text:style-name="T7">-y</text:span>, kita menambahkan <text:span text:style-name="T7">-s</text:span> </text:p>
      <text:p text:style-name="P21">Lenovo always donate <text:span text:style-name="T7">moneys</text:span> for programming development</text:p>
      <text:p text:style-name="P21">Amelia &amp; Riska are 2 <text:span text:style-name="T7">ladies</text:span> on public &amp; relation division</text:p>
      <text:p text:style-name="P15">NOTICE: aturan kata plural noun ini hanya berlaku pada kata benda yang dapat dihuhitung </text:p>
      <text:p text:style-name="P23"><text:span text:style-name="T9"/></text:p>
      <text:p text:style-name="P23"><text:span text:style-name="T9"/></text:p>
      <text:p text:style-name="P31"><text:span text:style-name="T9">PRONOUN</text:span></text:p>
      <text:p text:style-name="Text_20_body">Sederhananya, Pronoun disebut dengan <text:span text:style-name="T2">kata ganti.</text:span> </text:p>
      <text:p text:style-name="Text_20_body">Pronoun terbagi menjadi <text:span text:style-name="T2">5 tipe</text:span></text:p>
      <text:p text:style-name="P15">1. Subject Pronoun</text:p>
      <text:p text:style-name="P20">Subject Pronoun atau <text:span text:style-name="T2">kata ganti subjek</text:span> muncul sebelum kata kerja utama </text:p>
      <text:p text:style-name="P20">They are <text:span text:style-name="T2">I, You, We, They, She, He, It</text:span></text:p>
      <text:p text:style-name="P20"><text:span text:style-name="T7">I</text:span> need your jacket</text:p>
      <text:p text:style-name="P20"><text:span text:style-name="T7">We</text:span> are friends</text:p>
      <text:p text:style-name="P20"><text:span text:style-name="T7">You</text:span> are the best student</text:p>
      <text:p text:style-name="P20"><text:span text:style-name="T7">They</text:span> look on the sky last night</text:p>
      <text:p text:style-name="P20"><text:span text:style-name="T7">He</text:span> plays bandinton every week</text:p>
      <text:p text:style-name="P20"><text:span text:style-name="T7">She</text:span> reads book every night</text:p>
      <text:p text:style-name="P20"><text:span text:style-name="T7">It's</text:span> a great motorcycle</text:p>
      <text:p text:style-name="P28"><text:span text:style-name="T11">2</text:span><text:span text:style-name="T9">. Object Pronoun</text:span></text:p>
      <text:p text:style-name="P20">Object Pronoun atau <text:span text:style-name="T2">Kata ganti objek</text:span> datang setelah kata kerja utama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Me</text:p>
          </table:table-cell>
          <table:table-cell table:style-name="Table3.A1" office:value-type="string">
            <text:p text:style-name="Table_20_Contents">The Duck attacked <text:span text:style-name="T7">me</text:span></text:p>
          </table:table-cell>
        </table:table-row>
        <table:table-row>
          <table:table-cell table:style-name="Table3.A1" office:value-type="string">
            <text:p text:style-name="Table_20_Contents">Us</text:p>
          </table:table-cell>
          <table:table-cell table:style-name="Table3.A1" office:value-type="string">
            <text:p text:style-name="Table_20_Contents">The Supervisor gave their knowledge for <text:span text:style-name="T2">us</text:span></text:p>
          </table:table-cell>
        </table:table-row>
        <table:table-row>
          <table:table-cell table:style-name="Table3.A1" office:value-type="string">
            <text:p text:style-name="Table_20_Contents">You</text:p>
          </table:table-cell>
          <table:table-cell table:style-name="Table3.A1" office:value-type="string">
            <text:p text:style-name="Table_20_Contents">Your girlfriends loves <text:span text:style-name="T2">you</text:span></text:p>
          </table:table-cell>
        </table:table-row>
        <table:table-row>
          <table:table-cell table:style-name="Table3.A1" office:value-type="string">
            <text:p text:style-name="Table_20_Contents">Them</text:p>
          </table:table-cell>
          <table:table-cell table:style-name="Table3.A1" office:value-type="string">
            <text:p text:style-name="Table_20_Contents">Teroris try to kill <text:span text:style-name="T2">them</text:span></text:p>
          </table:table-cell>
        </table:table-row>
        <table:table-row>
          <table:table-cell table:style-name="Table3.A1" office:value-type="string">
            <text:p text:style-name="Table_20_Contents">Him</text:p>
          </table:table-cell>
          <table:table-cell table:style-name="Table3.A1" office:value-type="string">
            <text:p text:style-name="Table_20_Contents">A snake bit <text:span text:style-name="T7">him</text:span></text:p>
          </table:table-cell>
        </table:table-row>
        <table:table-row>
          <table:table-cell table:style-name="Table3.A1" office:value-type="string">
            <text:p text:style-name="Table_20_Contents">Her</text:p>
          </table:table-cell>
          <table:table-cell table:style-name="Table3.A1" office:value-type="string">
            <text:p text:style-name="Table_20_Contents">Have you seen <text:span text:style-name="T7">her</text:span>?</text:p>
          </table:table-cell>
        </table:table-row>
        <table:table-row>
          <table:table-cell table:style-name="Table3.A1" office:value-type="string">
            <text:p text:style-name="Table_20_Contents">It</text:p>
          </table:table-cell>
          <table:table-cell table:style-name="Table3.A1" office:value-type="string">
            <text:p text:style-name="Table_20_Contents">I have lost <text:span text:style-name="T7">it</text:span></text:p>
          </table:table-cell>
        </table:table-row>
      </table:table>
      <text:p text:style-name="P23"><text:span text:style-name="T9"/></text:p>
      <text:p text:style-name="P24"><text:span text:style-name="T12">3</text:span><text:span text:style-name="T9">. Reflexive Pronoun</text:span></text:p>
      <text:p text:style-name="P20"><text:span text:style-name="T2">Ketika subjek dan objek sama</text:span>. maka kita menggunakan <text:span text:style-name="T1">reflexive pronoun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My Self</text:p>
          </table:table-cell>
          <table:table-cell table:style-name="Table4.A1" office:value-type="string">
            <text:p text:style-name="Table_20_Contents">I look at <text:span text:style-name="T2">My Self</text:span> on the mirror</text:p>
          </table:table-cell>
        </table:table-row>
        <table:table-row>
          <table:table-cell table:style-name="Table4.A1" office:value-type="string">
            <text:p text:style-name="P6">Ourselves</text:p>
          </table:table-cell>
          <table:table-cell table:style-name="Table4.A1" office:value-type="string">
            <text:p text:style-name="Table_20_Contents">We on going to bring <text:span text:style-name="T2">ourselves</text:span> to Yogyakarta cause our victory</text:p>
          </table:table-cell>
        </table:table-row>
        <table:table-row>
          <table:table-cell table:style-name="Table4.A1" office:value-type="string">
            <text:p text:style-name="P6">Yourself</text:p>
          </table:table-cell>
          <table:table-cell table:style-name="Table4.A1" office:value-type="string">
            <text:p text:style-name="Table_20_Contents">You must keep <text:span text:style-name="T2">Yourself</text:span> for me</text:p>
          </table:table-cell>
        </table:table-row>
        <table:table-row>
          <table:table-cell table:style-name="Table4.A1" office:value-type="string">
            <text:p text:style-name="P6">Themselves</text:p>
          </table:table-cell>
          <table:table-cell table:style-name="Table4.A1" office:value-type="string">
            <text:p text:style-name="Table_20_Contents">Their's bad activity to environment kill themselves</text:p>
          </table:table-cell>
        </table:table-row>
        <table:table-row>
          <table:table-cell table:style-name="Table4.A1" office:value-type="string">
            <text:p text:style-name="P6">Himself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office:value-type="string">
            <text:p text:style-name="P6">Herself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office:value-type="string">
            <text:p text:style-name="P6">Itself</text:p>
          </table:table-cell>
          <table:table-cell table:style-name="Table4.A1" office:value-type="string">
            <text:p text:style-name="P7"/>
          </table:table-cell>
        </table:table-row>
      </table:table>
      <text:p text:style-name="P23"><text:span text:style-name="T9"/></text:p>
      <text:p text:style-name="P28"><text:soft-page-break/><text:span text:style-name="T9">4. Possesive Pronoun</text:span></text:p>
      <text:p text:style-name="P20">Possesive pronoun digunakan untuk <text:span text:style-name="T2">menunjukkan kepemilikan</text:span> dari benda di sebuah kalimat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Mine</text:p>
          </table:table-cell>
          <table:table-cell table:style-name="Table5.A1" office:value-type="string">
            <text:p text:style-name="P10"/>
          </table:table-cell>
        </table:table-row>
        <table:table-row>
          <table:table-cell table:style-name="Table5.A1" office:value-type="string">
            <text:p text:style-name="P6">Yours</text:p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P6">His</text:p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P6">Hers</text:p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P6">Ours</text:p>
          </table:table-cell>
          <table:table-cell table:style-name="Table5.A1" office:value-type="string">
            <text:p text:style-name="P8"/>
          </table:table-cell>
        </table:table-row>
        <table:table-row>
          <table:table-cell table:style-name="Table5.A1" office:value-type="string">
            <text:p text:style-name="P6">Theirs</text:p>
          </table:table-cell>
          <table:table-cell table:style-name="Table5.B6" office:value-type="string">
            <text:p text:style-name="P9"/>
          </table:table-cell>
        </table:table-row>
      </table:table>
      <text:p text:style-name="P23"><text:span text:style-name="T9"/></text:p>
      <text:p text:style-name="P30"><text:span text:style-name="T13">5. </text:span><text:span text:style-name="T14">OTICE</text:span></text:p>
      <text:p text:style-name="Text_20_body">Kita tidak bisa membuat Possesive Noun dari <text:span text:style-name="T1">It</text:span></text:p>
      <text:p text:style-name="P13">5. Relative Pronoun</text:p>
      <text:p text:style-name="P20">Relative Pronoun memberikan kita informasi tambahan terkait objek atau subjek dari sebuah kalimat 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Who</text:p>
          </table:table-cell>
          <table:table-cell table:style-name="Table6.A1" office:value-type="string">
            <text:p text:style-name="P7"/>
          </table:table-cell>
        </table:table-row>
        <table:table-row>
          <table:table-cell table:style-name="Table6.A1" office:value-type="string">
            <text:p text:style-name="P6">Whom</text:p>
          </table:table-cell>
          <table:table-cell table:style-name="Table6.A1" office:value-type="string">
            <text:p text:style-name="P7"/>
          </table:table-cell>
        </table:table-row>
        <table:table-row>
          <table:table-cell table:style-name="Table6.A1" office:value-type="string">
            <text:p text:style-name="P6">Which</text:p>
          </table:table-cell>
          <table:table-cell table:style-name="Table6.A1" office:value-type="string">
            <text:p text:style-name="P7"/>
          </table:table-cell>
        </table:table-row>
        <table:table-row>
          <table:table-cell table:style-name="Table6.A1" office:value-type="string">
            <text:p text:style-name="P6">That</text:p>
          </table:table-cell>
          <table:table-cell table:style-name="Table6.A1" office:value-type="string">
            <text:p text:style-name="P7"/>
          </table:table-cell>
        </table:table-row>
        <table:table-row>
          <table:table-cell table:style-name="Table6.A1" office:value-type="string">
            <text:p text:style-name="P6">Where</text:p>
          </table:table-cell>
          <table:table-cell table:style-name="Table6.A1" office:value-type="string">
            <text:p text:style-name="P7"/>
          </table:table-cell>
        </table:table-row>
      </table:table>
      <text:p text:style-name="P15"/>
      <text:p text:style-name="P15">DANGER</text:p>
      <text:p text:style-name="Text_20_body"><text:span text:style-name="T1">What</text:span> is never relative pronoun</text:p>
      <text:p text:style-name="P35"/>
      <text:p text:style-name="P25"><text:span text:style-name="T9">VERBS</text:span></text:p>
      <text:p text:style-name="Text_20_body">Verbs <text:span text:style-name="T1">(biasanya)</text:span> <text:span text:style-name="T2">'kata tindakan'</text:span>. <text:span text:style-name="T1">setiap kalimat harus mengandung kata kerja</text:span>. </text:p>
      <text:p text:style-name="Text_20_body">1. Verb forms</text:p>
      <text:p text:style-name="P20">Ada <text:span text:style-name="T7">4 bentuk kata kerja</text:span></text:p>
      <text:p text:style-name="P20">a. Verb 1 digunakan dalam Simple present tense </text:p>
      <text:p text:style-name="P20">b. Verb 2 digunakan dalam Simple past tense</text:p>
      <text:p text:style-name="P20">c. Verb 3/past pasticiple digunakan dalam <text:span text:style-name="T2">kalimat pasif dan semua perfect tense</text:span> </text:p>
      <text:p text:style-name="P20">d. Verb ing/present participle digunakan dalam semua <text:span text:style-name="T2">Continuous tense</text:span></text:p>
      <text:p text:style-name="P25"><text:span text:style-name="T9">REGULER VERBS</text:span></text:p>
      <text:p text:style-name="P20">Reguler verbs adalah <text:span text:style-name="T2">kata kerja beraturan</text:span>, Cukup mudah untuk membuatnya menjadi verb2 dan verb3. yakni hanya dengan menambahkan <text:span text:style-name="T2">-ed</text:span></text:p>
      <text:p text:style-name="P20">I <text:span text:style-name="T2">play</text:span> football everysunday</text:p>
      <text:p text:style-name="P20">I <text:span text:style-name="T2">played</text:span> football yesterday </text:p>
      <text:p text:style-name="P20">I <text:span text:style-name="T2">have played</text:span> football before</text:p>
      <text:p text:style-name="P15">IRREGULER VERBS</text:p>
      <text:p text:style-name="P20">Beberapa kata cukup sulit, Misalnya... </text:p>
      <text:p text:style-name="P20">I <text:span text:style-name="T2">eat</text:span> junk food everyday </text:p>
      <text:p text:style-name="P20">I one <text:span text:style-name="T2">ate</text:span> a salad by accident </text:p>
      <text:p text:style-name="P20">I have <text:span text:style-name="T2">eaten</text:span> apple before </text:p>
      <text:p text:style-name="P29"><text:span text:style-name="T3">NOTICE</text:span><text:span text:style-name="T9"> </text:span></text:p>
      <text:p text:style-name="P20">1. Dalam <text:span text:style-name="T1">English British</text:span> verb 2 dan verb 3 dari <text:span text:style-name="T2">get</text:span> adalah <text:span text:style-name="T2">got</text:span>. sedangkan dalam <text:span text:style-name="T1">American English</text:span> adalah <text:span text:style-name="T2">get, got, gotten</text:span> tapi apapun yang kamu pilih, dalam <text:span text:style-name="T1">American english</text:span> dan <text:span text:style-name="T1">British English</text:span>, keduanya diterima di berbagai tes internasioal (TOEFL, IELTS, dlsb). </text:p>
      <text:p text:style-name="P20">2. <text:span text:style-name="T2">Tidak semua kata kerja</text:span> itu mendeskripsikan <text:span text:style-name="T2">'tindakan'</text:span>, kadang kadang mendeskrpisikan <text:span text:style-name="T2">perasaan</text:span>, itu dinamakan dengan <text:span text:style-name="T2">state verb</text:span> 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I <text:span text:style-name="T2">like</text:span> bullfighting</text:p>
          </table:table-cell>
          <table:table-cell table:style-name="Table7.A1" office:value-type="string">
            <text:p text:style-name="Table_20_Contents">itu benar secara grammarly</text:p>
          </table:table-cell>
        </table:table-row>
        <table:table-row>
          <table:table-cell table:style-name="Table7.A1" office:value-type="string">
            <text:p text:style-name="Table_20_Contents">I <text:span text:style-name="T2">liking</text:span> bullfighting</text:p>
          </table:table-cell>
          <table:table-cell table:style-name="Table7.A1" office:value-type="string">
            <text:p text:style-name="Table_20_Contents">is not</text:p>
          </table:table-cell>
        </table:table-row>
      </table:table>
      <text:p text:style-name="P22">The Verb to be</text:p>
      <text:p text:style-name="P20">The <text:span text:style-name="T1">verbs to be</text:span> are <text:span text:style-name="T2">be, been, am, is, are, was, were</text:span></text:p>
      <text:p text:style-name="P29"><text:span text:style-name="T9"/></text:p>
      <text:p text:style-name="P29"><text:soft-page-break/><text:span text:style-name="T9">Ada </text:span><text:span text:style-name="T3">4 penggunaan dari verb to be</text:span></text:p>
      <text:p text:style-name="P20"><text:span text:style-name="T2">1. antara subjek dan adjektif</text:span> </text:p>
      <text:p text:style-name="P20">She <text:span text:style-name="T2">is</text:span> clever and beautiful </text:p>
      <text:p text:style-name="P22">2. antara subjek dan kata benda </text:p>
      <text:p text:style-name="P20">it <text:span text:style-name="T2">is</text:span> a book </text:p>
      <text:p text:style-name="P20"><text:span text:style-name="T2">3. Sebelum verb-ing pada continuous tense</text:span> </text:p>
      <text:p text:style-name="P20">I <text:span text:style-name="T2">was</text:span> reading my book at 08.00pm</text:p>
      <text:p text:style-name="P22">4. Sebelum subjek pada kalimat pasif</text:p>
      <text:p text:style-name="P20">the door <text:span text:style-name="T2">was</text:span> closed by Agus kurniadi</text:p>
      <text:p text:style-name="P22">CONJUGATING VERBS</text:p>
      <text:p text:style-name="P20">Konjugasi berarti <text:span text:style-name="T2">membuat verb cocok dengan noun atau pronoun yang mendahului.</text:span> </text:p>
      <text:p text:style-name="P20">I <text:span text:style-name="T2">play</text:span> <text:span text:style-name="T1">football</text:span></text:p>
      <text:p text:style-name="P20">but</text:p>
      <text:p text:style-name="P20">Wayne Rooney <text:span text:style-name="T2">plays</text:span> slighly better </text:p>
      <text:p text:style-name="P20">Dalam simple present tense jika noun mengacu pada <text:span text:style-name="T1">I, You, we, they</text:span>, kita tidak butuh untuk mengubahnya.Tapi jika mengacu pada <text:span text:style-name="T1">he, she, it</text:span>, kita butuh untuk memakai apa yang disebut <text:span text:style-name="T2">third person singluar</text:span> form of the verb. </text:p>
      <text:p text:style-name="P29"><text:span text:style-name="T9"/></text:p>
      <text:p text:style-name="P32"><text:span text:style-name="T9">ADJECTIVE</text:span></text:p>
      <text:p text:style-name="P20">Adjective adalah kata sifat. <text:span text:style-name="T2">Adjective mendeskripsikan tentang noun dan pronoun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Tampilan</text:p>
          </table:table-cell>
          <table:table-cell table:style-name="Table8.A1" office:value-type="string">
            <text:p text:style-name="Table_20_Contents">Your bag is <text:span text:style-name="T2">beautifull</text:span></text:p>
          </table:table-cell>
        </table:table-row>
        <table:table-row>
          <table:table-cell table:style-name="Table8.A1" office:value-type="string">
            <text:p text:style-name="Table_20_Contents">Smell</text:p>
          </table:table-cell>
          <table:table-cell table:style-name="Table8.A1" office:value-type="string">
            <text:p text:style-name="Table_20_Contents">Calvine Klein Be smell <text:span text:style-name="T2">sublime</text:span></text:p>
          </table:table-cell>
        </table:table-row>
        <table:table-row>
          <table:table-cell table:style-name="Table8.A1" office:value-type="string">
            <text:p text:style-name="Table_20_Contents">Rasa</text:p>
          </table:table-cell>
          <table:table-cell table:style-name="Table8.A1" office:value-type="string">
            <text:p text:style-name="Table_20_Contents">Your chocolate is <text:span text:style-name="T2">delicious</text:span></text:p>
          </table:table-cell>
        </table:table-row>
        <table:table-row>
          <table:table-cell table:style-name="Table8.A1" office:value-type="string">
            <text:p text:style-name="Table_20_Contents">Tekstur</text:p>
          </table:table-cell>
          <table:table-cell table:style-name="Table8.A1" office:value-type="string">
            <text:p text:style-name="Table_20_Contents">After shaving with my gilette Mach 3 razor, my face was so <text:span text:style-name="T2">smooth</text:span></text:p>
          </table:table-cell>
        </table:table-row>
        <table:table-row>
          <table:table-cell table:style-name="Table8.A1" office:value-type="string">
            <text:p text:style-name="Table_20_Contents">Suara</text:p>
          </table:table-cell>
          <table:table-cell table:style-name="Table8.A1" office:value-type="string">
            <text:p text:style-name="Table_20_Contents">The Rock music I played throught my Bose speakers was <text:span text:style-name="T2">defeaning</text:span></text:p>
          </table:table-cell>
        </table:table-row>
      </table:table>
      <text:p text:style-name="Text_20_body">Adjektif juga termasuk <text:span text:style-name="T2">Nomor (termasuk nomor ordinal)</text:span> </text:p>
      <text:p text:style-name="P20">I am <text:span text:style-name="T2">twenty-seven</text:span></text:p>
      <text:p text:style-name="P20">He has <text:span text:style-name="T2">twelve</text:span> wives</text:p>
      <text:p text:style-name="P20">e was <text:span text:style-name="T2">second in the race</text:span></text:p>
      <text:p text:style-name="P15">Warna</text:p>
      <text:p text:style-name="P20">My tongue went <text:span text:style-name="T2">numb</text:span> after I had it pierced</text:p>
      <text:p text:style-name="P20">Her heart is <text:span text:style-name="T2">white</text:span><text:span text:style-name="T7"> </text:span></text:p>
      <text:p text:style-name="P13">Jika adjective lebih dari satu pada satu kalimat maka adjective dibuat runut sesuai urutan berikut 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Kualitas</text:p>
          </table:table-cell>
          <table:table-cell table:style-name="Table9.A1" office:value-type="string">
            <text:p text:style-name="P5">I have a <text:span text:style-name="T7">good</text:span> smartphone</text:p>
          </table:table-cell>
        </table:table-row>
        <table:table-row>
          <table:table-cell table:style-name="Table9.A1" office:value-type="string">
            <text:p text:style-name="Table_20_Contents">Ukuran</text:p>
          </table:table-cell>
          <table:table-cell table:style-name="Table9.A1" office:value-type="string">
            <text:p text:style-name="P5">I have a <text:span text:style-name="T7">good, small</text:span> smartphone</text:p>
          </table:table-cell>
        </table:table-row>
        <table:table-row>
          <table:table-cell table:style-name="Table9.A1" office:value-type="string">
            <text:p text:style-name="Table_20_Contents">Umur</text:p>
          </table:table-cell>
          <table:table-cell table:style-name="Table9.A1" office:value-type="string">
            <text:p text:style-name="P5">I have a <text:span text:style-name="T7">good, small, new</text:span> smartphone</text:p>
          </table:table-cell>
        </table:table-row>
        <table:table-row>
          <table:table-cell table:style-name="Table9.A1" office:value-type="string">
            <text:p text:style-name="Table_20_Contents">Shape</text:p>
          </table:table-cell>
          <table:table-cell table:style-name="Table9.A1" office:value-type="string">
            <text:p text:style-name="P5">I have a <text:span text:style-name="T7">good, small, new, rectangular</text:span> smartphone</text:p>
          </table:table-cell>
        </table:table-row>
        <table:table-row>
          <table:table-cell table:style-name="Table9.A1" office:value-type="string">
            <text:p text:style-name="Table_20_Contents">Colour</text:p>
          </table:table-cell>
          <table:table-cell table:style-name="Table9.A1" office:value-type="string">
            <text:p text:style-name="P5">I have a <text:span text:style-name="T7">good, small, new, rectanguler, blue</text:span> smartphone</text:p>
          </table:table-cell>
        </table:table-row>
        <table:table-row>
          <table:table-cell table:style-name="Table9.A1" office:value-type="string">
            <text:p text:style-name="Table_20_Contents">Origin</text:p>
          </table:table-cell>
          <table:table-cell table:style-name="Table9.A1" office:value-type="string">
            <text:p text:style-name="P5">I have a <text:span text:style-name="T7">good, small, new, rectanguler, blue, indonesian</text:span> smartphone</text:p>
          </table:table-cell>
        </table:table-row>
        <table:table-row>
          <table:table-cell table:style-name="Table9.A1" office:value-type="string">
            <text:p text:style-name="Table_20_Contents">Material</text:p>
          </table:table-cell>
          <table:table-cell table:style-name="Table9.A1" office:value-type="string">
            <text:p text:style-name="P5">I have a <text:span text:style-name="T7">good, small, new, rectanguler, blue, indonesian, gold</text:span> smartphone </text:p>
          </table:table-cell>
        </table:table-row>
      </table:table>
      <text:p text:style-name="P13"/>
      <text:p text:style-name="P13">1. Comparative Adjective <text:line-break/><text:span text:style-name="T16">Comparative adjective adalah </text:span><text:span text:style-name="T5">membandingkan</text:span><text:span text:style-name="T16"> kata benda </text:span><text:span text:style-name="T5">(noun)</text:span><text:span text:style-name="T16"> menggunakan verb to be &amp; </text:span><text:span text:style-name="T5">adjective</text:span><text:span text:style-name="T16"> yang dimodifikasi </text:span></text:p>
      <text:p text:style-name="P17">Konsep modifikasi <text:line-break/>modifikasi <text:span text:style-name="T1">adjective</text:span> bergantung pada banyaknya suku kata <text:span text:style-name="T1">(syllable)</text:span> <text:line-break/>&gt; kita menambahkan <text:span text:style-name="T1">-er</text:span> pada <text:span text:style-name="T1">adjective</text:span> dengan <text:span text:style-name="T1">satu suku kata</text:span>. <text:line-break/>Agus is taller than Alfi <text:line-break/>&gt; Jika terdiri <text:span text:style-name="T1">satu suku kata</text:span>, dan berakhir dengan vowel kita menambahkan huruf <text:span text:style-name="T1">l, d, p, t atau m</text:span> dan menambahkan <text:span text:style-name="T1">-er</text:span> <text:line-break/>&gt; My brother is bitter than me <text:line-break/>&gt; Jika terdiri <text:span text:style-name="T1">dua suku kata</text:span>, dan berakhir dengan <text:span text:style-name="T1">-y</text:span> kita mengganti <text:span text:style-name="T1">-y</text:span> dengan <text:span text:style-name="T1">-ier</text:span> <text:line-break/>&gt; JIka terdiri <text:span text:style-name="T1">dua atau lebih suku kata</text:span> dan tidak berakhir dengan <text:span text:style-name="T1">-y</text:span> kita membuat kalimat komparatif menjadi <text:span text:style-name="T1">more + adjective + than</text:span> <text:line-break/><text:soft-page-break/>&gt; Google Office is more beautiful than Apple Office <text:line-break/>pengecualian untuk kata <text:span text:style-name="T1">Good &amp; Bad</text:span>, yang tepatnya adalah menggunakan better dan worse </text:p>
      <text:p text:style-name="P17"><text:span text:style-name="T1">NOTE</text:span> <text:line-break/>pencualian juga untuk kata clever dan stupid. perubahannya menjadi <text:span text:style-name="T1">cleverer dan stupider</text:span> Walaupun dua suku kata dan tidak berakhir dengan -y. </text:p>
      <text:p text:style-name="P17">&gt; untuk membandingkan sesuatu yang sama, kita menggunakan <text:span text:style-name="T1">as + adjective + as </text:span><text:line-break/>Makassar is as beautiful as Silicon Valley </text:p>
      <text:p text:style-name="P17"><text:span text:style-name="T1">2. Comparative with Noun</text:span> <text:line-break/>Bill gates is <text:span text:style-name="T1">richer</text:span> than me <text:line-break/>Bill gates has more money than me </text:p>
      <text:p text:style-name="P17"><text:span text:style-name="T1">3. Superlative</text:span> Kita menggunakan superlatif ketika berbicara tentang grup ekstrim <text:line-break/>&gt; Tambahkan <text:span text:style-name="T1">the article</text:span> before the adjective <text:line-break/>Elon Musk is the richest man in America <text:line-break/>&gt; Jika <text:span text:style-name="T1">adjective</text:span> punya <text:span text:style-name="T1">satu suku kata</text:span>, tambahkan <text:span text:style-name="T1">-est</text:span> <text:line-break/>&gt; Jika <text:span text:style-name="T1">adjective</text:span> punya <text:span text:style-name="T1">satu suku kata</text:span>, berakhir dengan <text:span text:style-name="T1">konsonan dan t, p, d, or, l, double huruf trakhirnya dan tambahkan -est <text:line-break/></text:span><text:span text:style-name="T9">Liam is fattest baby I've ever seen <text:line-break/>&gt; Jika adjective punya satu suku kata dan berakhir dengan -e, maka tambahkan -st <text:line-break/>&gt; Jika adjective punya dua suku kata dan berakhir dengan -y, maka ganti -y dengan -iest. <text:line-break/>He is the luckiest man in Asia <text:line-break/>&gt; Jika adjective punya dua atau lebih suku kata dan tidak berakhir dengan -y. He is the most interesting book I've ever read. <text:line-break/>&gt; Khusus untuk Good dan Bad menjadi best dan worst. Less dan much menjadi least dan most <text:line-break/>&gt; Clever dan Stupid biasanya menjadi cleverest dan stupidest. Walaupun memiliki dua suku kata dan dan tidak berakhir dengan -y. Namun, beberapa referesi juga membolehkan menggunakan kata most </text:span></text:p>
      <text:p text:style-name="P18">4. Superlative dengan Noun. <text:line-break/>&gt; Jika kalimatnya 'fokus' pada 'kata benda' dari subjek maka kita menggunakan has, have, atau had. with konsep: Subject + has + the + most + noun <text:line-break/>Bill gates has the most money <text:line-break/>&gt; Jika kalimatnya 'tidak fokus' pada 'kata benda'. maka kita menggunakan kalimat superlative, <text:line-break/>Bill gates. <text:line-break/>Bill gates is the richest man on the planet. </text:p>
      <text:p text:style-name="P26"/>
      <text:p text:style-name="P34"><text:span text:style-name="T1">ADVERBS</text:span> </text:p>
      <text:p text:style-name="P20">Adverbs <text:span text:style-name="T2">menjelaskan 'verb', 'adjective', dan 'adverbs yg lain'</text:span></text:p>
      <text:p text:style-name="P20">Kata <text:span text:style-name="T1">'first, tomorrow, outside, dangerously, dan always'</text:span> dapat menjadi 'adverb'</text:p>
      <text:p text:style-name="P20">Adverbs menjelaskan 'bagaimana sebuah tindakan selesai'</text:p>
      <text:p text:style-name="P20">Sapril is <text:span text:style-name="T2">slow</text:span></text:p>
      <text:p text:style-name="P20">pada kasus ini, <text:span text:style-name="T1">slow</text:span> menjelaskan Sapril sebagai 'subjek dan noun', jadi <text:span text:style-name="T1">slow adalah adjective</text:span></text:p>
      <text:p text:style-name="P20">Sapril drives <text:span text:style-name="T2">slowly</text:span></text:p>
      <text:p text:style-name="P20">pada kasus ini, kata <text:span text:style-name="T1">slowly</text:span> tidak menjelaskan Sapril, tapi menjelaskan <text:span text:style-name="T1">verb (drive)</text:span>, maka <text:span text:style-name="T1">slowly</text:span> adalah <text:span text:style-name="T2">adverb</text:span></text:p>
      <text:p text:style-name="Text_20_body"><text:span text:style-name="T2">Dominan adverbs</text:span> menjelaskan bagaimana sebuah tindakan berakhir dengan <text:span text:style-name="T2">-ly</text:span></text:p>
      <text:p text:style-name="P20">Misalnya, <text:span text:style-name="T1">carefully, safely, dangerously, quickly, badly, crazily, kindly, angrily</text:span></text:p>
      <text:p text:style-name="Text_20_body">Adverb atau adjective bergantung pada konteks kalimat</text:p>
      <text:p text:style-name="P20">I run <text:span text:style-name="T2">fast</text:span></text:p>
      <text:p text:style-name="P20"><text:span text:style-name="T1">fast</text:span> disni menjelaskan verb, maka ia adalah adverb</text:p>
      <text:p text:style-name="P20">My car is <text:span text:style-name="T2">fast</text:span></text:p>
      <text:p text:style-name="P20"><text:span text:style-name="T1">fast</text:span> disini menjelaskan the car, maka <text:span text:style-name="T1">fast</text:span> menjadi 'adjective'</text:p>
      <text:p text:style-name="P20"><text:span text:style-name="T2">1. ADVERB OF SEQUNCE</text:span><text:span text:style-name="T7"> </text:span><text:line-break/>Adverb of Sequnce memaparkan <text:span text:style-name="T7">urutan</text:span> dari kegiatan yang telah selesai atau harus selesai <text:line-break/>Kata tersebut seperti, <text:span text:style-name="T1">first, next, then, finally dlsb</text:span>. <text:line-break/><text:span text:style-name="T2">First</text:span>, I transfer my money <text:line-break/><text:span text:style-name="T2">Then</text:span>, Sakina buy LPDP Book <text:line-break/><text:span text:style-name="T2">Next</text:span>, Sakina become smart to get any schoolarship <text:line-break/>. </text:p>
      <text:p text:style-name="Text_20_body"><text:span text:style-name="T2">2. ADVERB OF FREQUENCY</text:span> <text:line-break/>Adverb of Frequency menjelaskan tentang <text:span text:style-name="T2">'seberapa sering'</text:span> suatu tindakan terjadi. <text:line-break/>Beberapa Adverb of frequency antara lain: <text:span text:style-name="T1">always, usually, regularly, often, sometimes, rarely, seldom, ever, dan never</text:span> <text:line-break/>Contohnya, <text:line-break/>Hikari <text:span text:style-name="T2">always</text:span> read book </text:p>
      <text:p text:style-name="Text_20_body"><text:span text:style-name="T2">3. Adverb of Time</text:span> <text:line-break/>Adverb of Time menjelaskan <text:span text:style-name="T2">kapan</text:span> suatu tindakan 'telah terjdi, terjadi, atau akan terjadi' <text:line-break/><text:span text:style-name="T2">Yesterday</text:span>, Sapril <text:span text:style-name="T1">borrowed</text:span> my laptop </text:p>
      <text:p text:style-name="Text_20_body"><text:span text:style-name="T2">4. Penggunaan lain dari Adverbs</text:span> <text:line-break/>Terkadang penggunaan 'adverbs' juga bisa untuk menjelaskan adjective <text:line-break/><text:soft-page-break/>The book on Library is <text:span text:style-name="T7">really</text:span> insightfull <text:line-break/>Namun terkadang cukup membingungkan, <text:span text:style-name="T1">adverb</text:span> juga bisa <text:span text:style-name="T1">memodifikasi adjektif</text:span> yang menjelaskan sebuah noun/benda. <text:line-break/>It was a <text:span text:style-name="T2">very</text:span> good people <text:line-break/>Disini very memodifikasi sebuah adjektive (good) yang juga mendeskripsikan tentang noun(people) </text:p>
      <text:p text:style-name="Text_20_body"><text:span text:style-name="T2">5. Interogatives </text:span><text:line-break/>Interogative bermakna <text:span text:style-name="T2">kata tanya</text:span> <text:line-break/>Beberapa kata tersebut tidak asing lagi bagi kita, antara lain: 5W + 1H </text:p>
      <text:p text:style-name="Text_20_body"><text:span text:style-name="T2">NOTE:</text:span> <text:line-break/>Kita juga bisa 'membentk pertanyaan' dengan menggunakan 'verb to be', 'to have', 'to do', or 'can' <text:line-break/>Are you <text:span text:style-name="T2">crazy</text:span> <text:line-break/><text:span text:style-name="T7">Do</text:span> you like apple ? <text:line-break/><text:span text:style-name="T7">Have</text:span> you ever seen my older brother ? <text:line-break/>Mereka disebut dengan 'short anwer question' karena jawabannya hanya membutuhkan yes atau no </text:p>
      <text:p text:style-name="P26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03T05:39:36.356579477</meta:creation-date>
    <dc:date>2021-05-03T05:48:06.074361359</dc:date>
    <meta:editing-duration>PT8M20S</meta:editing-duration>
    <meta:editing-cycles>26</meta:editing-cycles>
    <meta:generator>LibreOffice/6.4.6.2$Linux_X86_64 LibreOffice_project/40$Build-2</meta:generator>
    <meta:document-statistic meta:table-count="9" meta:image-count="0" meta:object-count="0" meta:page-count="11" meta:paragraph-count="226" meta:word-count="1820" meta:character-count="11323" meta:non-whitespace-character-count="9628"/>
  </office:meta>
</office:document-meta>
</file>